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cm" table:align="margins" style:shadow="none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7cm" table:align="margins" style:shadow="none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131cm" style:rel-column-width="641*"/>
    </style:style>
    <style:style style:name="Tabela6.B" style:family="table-column">
      <style:table-column-properties style:column-width="1.134cm" style:rel-column-width="643*"/>
    </style:style>
    <style:style style:name="Tabela6.C" style:family="table-column">
      <style:table-column-properties style:column-width="1.132cm" style:rel-column-width="642*"/>
    </style:style>
    <style:style style:name="Tabela6.K" style:family="table-column">
      <style:table-column-properties style:column-width="1.136cm" style:rel-column-width="644*"/>
    </style:style>
    <style:style style:name="Tabela6.O" style:family="table-column">
      <style:table-column-properties style:column-width="1.139cm" style:rel-column-width="64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O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O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 style:shadow="none"/>
    </style:style>
    <style:style style:name="Tabela7.A" style:family="table-column">
      <style:table-column-properties style:column-width="5.667cm" style:rel-column-width="21845*"/>
    </style:style>
    <style:style style:name="Tabela7.1" style:family="table-row">
      <style:table-row-properties style:min-row-height="5.115cm"/>
    </style:style>
    <style:style style:name="Tabela7.A1" style:family="table-cell">
      <style:table-cell-properties fo:padding="0.097cm" fo:border="none"/>
    </style:style>
    <style:style style:name="P1" style:family="paragraph" style:parent-style-name="Standard">
      <style:text-properties style:font-name="Arial" officeooo:rsid="001c4ce6" officeooo:paragraph-rsid="001c4ce6"/>
    </style:style>
    <style:style style:name="P2" style:family="paragraph" style:parent-style-name="Standard">
      <style:text-properties style:font-name="Arial" officeooo:paragraph-rsid="001c4ce6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 style:list-style-name="L4">
      <style:text-properties style:font-name="Arial" officeooo:rsid="001b9696" officeooo:paragraph-rsid="001b9696"/>
    </style:style>
    <style:style style:name="P5" style:family="paragraph" style:parent-style-name="Text_20_body" style:list-style-name="L6">
      <style:paragraph-properties fo:line-height="100%"/>
      <style:text-properties style:font-name="Arial" officeooo:rsid="001b9696" officeooo:paragraph-rsid="001b9696"/>
    </style:style>
    <style:style style:name="P6" style:family="paragraph" style:parent-style-name="Text_20_body" style:list-style-name="L4">
      <style:text-properties style:font-name="Arial" officeooo:rsid="001d40f4" officeooo:paragraph-rsid="001d40f4"/>
    </style:style>
    <style:style style:name="P7" style:family="paragraph" style:parent-style-name="Text_20_body">
      <style:text-properties style:font-name="Arial" officeooo:paragraph-rsid="001b9696"/>
    </style:style>
    <style:style style:name="P8" style:family="paragraph" style:parent-style-name="Text_20_body">
      <style:text-properties style:font-name="Arial" officeooo:rsid="001c4ce6"/>
    </style:style>
    <style:style style:name="P9" style:family="paragraph" style:parent-style-name="Table_20_Contents" style:list-style-name="L6">
      <style:text-properties style:font-name="Arial" officeooo:rsid="001b9696" officeooo:paragraph-rsid="001b9696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1b9696" officeooo:paragraph-rsid="001b9696"/>
    </style:style>
    <style:style style:name="P11" style:family="paragraph" style:parent-style-name="Table_20_Contents" style:list-style-name="L6">
      <style:text-properties style:font-name="Arial" officeooo:rsid="001c4ce6" officeooo:paragraph-rsid="001c4ce6"/>
    </style:style>
    <style:style style:name="P12" style:family="paragraph" style:parent-style-name="Table_20_Contents" style:list-style-name="L7">
      <style:text-properties style:font-name="Arial" officeooo:rsid="001c4ce6" officeooo:paragraph-rsid="001c4ce6"/>
    </style:style>
    <style:style style:name="P13" style:family="paragraph" style:parent-style-name="Table_20_Contents" style:list-style-name="L7">
      <style:text-properties style:font-name="Arial" officeooo:rsid="001c4ce6" officeooo:paragraph-rsid="001d40f4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tyle="italic" officeooo:rsid="001c4ce6" officeooo:paragraph-rsid="001c4ce6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1d40f4" officeooo:paragraph-rsid="001d40f4"/>
    </style:style>
    <style:style style:name="P17" style:family="paragraph" style:parent-style-name="Table_20_Contents" style:list-style-name="L7">
      <style:text-properties style:font-name="Arial" officeooo:rsid="001d40f4" officeooo:paragraph-rsid="001d40f4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1d6fae" officeooo:paragraph-rsid="001d6fae"/>
    </style:style>
    <style:style style:name="P19" style:family="paragraph" style:parent-style-name="Table_20_Contents" style:list-style-name="L7">
      <style:text-properties style:font-name="Arial" fo:font-weight="normal" officeooo:rsid="001c4ce6" officeooo:paragraph-rsid="001d40f4" style:font-weight-asian="normal" style:font-weight-complex="normal"/>
    </style:style>
    <style:style style:name="P20" style:family="paragraph" style:parent-style-name="Table_20_Contents" style:list-style-name="L7">
      <style:text-properties style:font-name="Arial" officeooo:rsid="001c4d1f" officeooo:paragraph-rsid="001d40f4"/>
    </style:style>
    <style:style style:name="P21" style:family="paragraph" style:parent-style-name="Table_20_Contents" style:list-style-name="L7">
      <style:text-properties style:font-name="Arial" officeooo:rsid="001c4d1f" officeooo:paragraph-rsid="001c4d1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4ce6" style:font-weight-asian="normal" style:font-weight-complex="normal"/>
    </style:style>
    <style:style style:name="T3" style:family="text">
      <style:text-properties officeooo:rsid="001c4d1f"/>
    </style:style>
    <style:style style:name="T4" style:family="text">
      <style:text-properties officeooo:rsid="001d40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list xml:id="list6561491705064944717" text:style-name="L4">
              <text:list-item>
                <text:p text:style-name="P4">TS – termo senzor</text:p>
              </text:list-item>
              <text:list-item>
                <text:p text:style-name="P4">RL – relay</text:p>
              </text:list-item>
              <text:list-item>
                <text:p text:style-name="P6">E - encoder</text:p>
              </text:list-item>
            </text:list>
          </table:table-cell>
          <table:table-cell table:style-name="Tabela3.A1" office:value-type="string">
            <text:list xml:id="list204332662162601" text:continue-numbering="true" text:style-name="L4">
              <text:list-item>
                <text:p text:style-name="P4">L – led</text:p>
              </text:list-item>
              <text:list-item>
                <text:p text:style-name="P4"><text:span text:style-name="T2">B</text:span><text:span text:style-name="T1"> – </text:span><text:span text:style-name="T2">button</text:span></text:p>
              </text:list-item>
              <text:list-item>
                <text:p text:style-name="P6"><text:span text:style-name="T2">L</text:span><text:span text:style-name="T1">CD BL – backlight</text:span></text:p>
              </text:list-item>
            </text:list>
          </table:table-cell>
        </table:table-row>
      </table:table>
      <text:p text:style-name="P7"/>
      <text:p text:style-name="P7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list xml:id="list2512531617273684052" text:style-name="L6">
              <text:list-item>
                <text:p text:style-name="P5">TS1 -: PC2</text:p>
              </text:list-item>
              <text:list-item>
                <text:p text:style-name="P5">TS2 -: PA0</text:p>
              </text:list-item>
              <text:list-item>
                <text:p text:style-name="P5">TS3 -: PA2</text:p>
              </text:list-item>
              <text:list-item>
                <text:p text:style-name="P5">TS4 -: PA4</text:p>
              </text:list-item>
              <text:list-item>
                <text:p text:style-name="P5">TS5 -: PA6</text:p>
              </text:list-item>
            </text:list>
          </table:table-cell>
          <table:table-cell table:style-name="Tabela4.A1" office:value-type="string">
            <text:list xml:id="list204332668150196" text:continue-numbering="true" text:style-name="L6">
              <text:list-item>
                <text:p text:style-name="P9">TS6 -: PC4</text:p>
              </text:list-item>
              <text:list-item>
                <text:p text:style-name="P11">TS7 -: PB0</text:p>
              </text:list-item>
              <text:list-item>
                <text:p text:style-name="P11">TS8 -: PB1</text:p>
              </text:list-item>
              <text:list-item>
                <text:p text:style-name="P11">empty -: PB<text:span text:style-name="T3">2</text:span></text:p>
              </text:list-item>
              <text:list-item>
                <text:p text:style-name="P11">GND</text:p>
              </text:list-item>
            </text:list>
          </table:table-cell>
          <table:table-cell table:style-name="Tabela4.A1" office:value-type="string">
            <text:list xml:id="list204332671142064" text:continue-numbering="true" text:style-name="L6">
              <text:list-item>
                <text:p text:style-name="P11">RL1 -: PC14</text:p>
              </text:list-item>
              <text:list-item>
                <text:p text:style-name="P11">RL2 -: PE6</text:p>
              </text:list-item>
              <text:list-item>
                <text:p text:style-name="P11">5V</text:p>
              </text:list-item>
              <text:list-item>
                <text:p text:style-name="P11">input (&gt;9V)</text:p>
              </text:list-item>
              <text:list-item>
                <text:p text:style-name="P11">GND</text:p>
              </text:list-item>
            </text:list>
          </table:table-cell>
        </table:table-row>
      </table:table>
      <text:p text:style-name="P8"/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column table:style-name="Tabela6.A"/>
        <table:table-column table:style-name="Tabela6.C"/>
        <table:table-column table:style-name="Tabela6.A"/>
        <table:table-column table:style-name="Tabela6.B"/>
        <table:table-column table:style-name="Tabela6.C"/>
        <table:table-column table:style-name="Tabela6.K"/>
        <table:table-column table:style-name="Tabela6.B" table:number-columns-repeated="3"/>
        <table:table-column table:style-name="Tabela6.O"/>
        <table:table-row>
          <table:table-cell table:style-name="Tabela6.A1" office:value-type="string">
            <text:p text:style-name="P10">1</text:p>
          </table:table-cell>
          <table:table-cell table:style-name="Tabela6.A1" office:value-type="string">
            <text:p text:style-name="P10">2</text:p>
          </table:table-cell>
          <table:table-cell table:style-name="Tabela6.A1" office:value-type="string">
            <text:p text:style-name="P10">3</text:p>
          </table:table-cell>
          <table:table-cell table:style-name="Tabela6.A1" office:value-type="string">
            <text:p text:style-name="P10">4</text:p>
          </table:table-cell>
          <table:table-cell table:style-name="Tabela6.A1" office:value-type="string">
            <text:p text:style-name="P10">5</text:p>
          </table:table-cell>
          <table:table-cell table:style-name="Tabela6.A1" office:value-type="string">
            <text:p text:style-name="P10">6</text:p>
          </table:table-cell>
          <table:table-cell table:style-name="Tabela6.A1" office:value-type="string">
            <text:p text:style-name="P10">7</text:p>
          </table:table-cell>
          <table:table-cell table:style-name="Tabela6.A1" office:value-type="string">
            <text:p text:style-name="P10">8</text:p>
          </table:table-cell>
          <table:table-cell table:style-name="Tabela6.A1" office:value-type="string">
            <text:p text:style-name="P10">9</text:p>
          </table:table-cell>
          <table:table-cell table:style-name="Tabela6.A1" office:value-type="string">
            <text:p text:style-name="P10">10</text:p>
          </table:table-cell>
          <table:table-cell table:style-name="Tabela6.A1" office:value-type="string">
            <text:p text:style-name="P10">11</text:p>
          </table:table-cell>
          <table:table-cell table:style-name="Tabela6.A1" office:value-type="string">
            <text:p text:style-name="P10">12</text:p>
          </table:table-cell>
          <table:table-cell table:style-name="Tabela6.A1" office:value-type="string">
            <text:p text:style-name="P10">13</text:p>
          </table:table-cell>
          <table:table-cell table:style-name="Tabela6.A1" office:value-type="string">
            <text:p text:style-name="P10">14</text:p>
          </table:table-cell>
          <table:table-cell table:style-name="Tabela6.O1" office:value-type="string">
            <text:p text:style-name="P10">15</text:p>
          </table:table-cell>
        </table:table-row>
        <table:table-row>
          <table:table-cell table:style-name="Tabela6.A2" office:value-type="string">
            <text:p text:style-name="P14">Pxy</text:p>
          </table:table-cell>
          <table:table-cell table:style-name="Tabela6.A2" office:value-type="string">
            <text:p text:style-name="P14">Pxy</text:p>
          </table:table-cell>
          <table:table-cell table:style-name="Tabela6.A2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O2" office:value-type="string">
            <text:p text:style-name="P14">Pxy</text:p>
          </table:table-cell>
        </table:table-row>
        <table:table-row>
          <table:table-cell table:style-name="Tabela6.A2" office:value-type="string">
            <text:p text:style-name="P10">2</text:p>
          </table:table-cell>
          <table:table-cell table:style-name="Tabela6.A2" office:value-type="string">
            <text:p text:style-name="P10">4</text:p>
          </table:table-cell>
          <table:table-cell table:style-name="Tabela6.A2" office:value-type="string">
            <text:p text:style-name="P10">6</text:p>
          </table:table-cell>
          <table:table-cell table:style-name="Tabela6.A2" office:value-type="string">
            <text:p text:style-name="P10">8</text:p>
          </table:table-cell>
          <table:table-cell table:style-name="Tabela6.A2" office:value-type="string">
            <text:p text:style-name="P10">10</text:p>
          </table:table-cell>
          <table:table-cell table:style-name="Tabela6.A2" office:value-type="string">
            <text:p text:style-name="P10">12</text:p>
          </table:table-cell>
          <table:table-cell table:style-name="Tabela6.A2" office:value-type="string">
            <text:p text:style-name="P10">14</text:p>
          </table:table-cell>
          <table:table-cell table:style-name="Tabela6.A2" office:value-type="string">
            <text:p text:style-name="P10">16</text:p>
          </table:table-cell>
          <table:table-cell table:style-name="Tabela6.A2" office:value-type="string">
            <text:p text:style-name="P10">18</text:p>
          </table:table-cell>
          <table:table-cell table:style-name="Tabela6.A2" office:value-type="string">
            <text:p text:style-name="P10">20</text:p>
          </table:table-cell>
          <table:table-cell table:style-name="Tabela6.A2" office:value-type="string">
            <text:p text:style-name="P10">22</text:p>
          </table:table-cell>
          <table:table-cell table:style-name="Tabela6.A2" office:value-type="string">
            <text:p text:style-name="P10">24</text:p>
          </table:table-cell>
          <table:table-cell table:style-name="Tabela6.A2" office:value-type="string">
            <text:p text:style-name="P10">26</text:p>
          </table:table-cell>
          <table:table-cell table:style-name="Tabela6.A2" office:value-type="string">
            <text:p text:style-name="P10">28</text:p>
          </table:table-cell>
          <table:table-cell table:style-name="Tabela6.O2" office:value-type="string">
            <text:p text:style-name="P16">5V</text:p>
          </table:table-cell>
        </table:table-row>
        <table:table-row>
          <table:table-cell table:style-name="Tabela6.A2" office:value-type="string">
            <text:p text:style-name="P10">1</text:p>
          </table:table-cell>
          <table:table-cell table:style-name="Tabela6.A2" office:value-type="string">
            <text:p text:style-name="P10">3</text:p>
          </table:table-cell>
          <table:table-cell table:style-name="Tabela6.A2" office:value-type="string">
            <text:p text:style-name="P10">5</text:p>
          </table:table-cell>
          <table:table-cell table:style-name="Tabela6.A2" office:value-type="string">
            <text:p text:style-name="P10">7</text:p>
          </table:table-cell>
          <table:table-cell table:style-name="Tabela6.A2" office:value-type="string">
            <text:p text:style-name="P10">9</text:p>
          </table:table-cell>
          <table:table-cell table:style-name="Tabela6.A2" office:value-type="string">
            <text:p text:style-name="P10">11</text:p>
          </table:table-cell>
          <table:table-cell table:style-name="Tabela6.A2" office:value-type="string">
            <text:p text:style-name="P10">13</text:p>
          </table:table-cell>
          <table:table-cell table:style-name="Tabela6.A2" office:value-type="string">
            <text:p text:style-name="P10">15</text:p>
          </table:table-cell>
          <table:table-cell table:style-name="Tabela6.A2" office:value-type="string">
            <text:p text:style-name="P10">17</text:p>
          </table:table-cell>
          <table:table-cell table:style-name="Tabela6.A2" office:value-type="string">
            <text:p text:style-name="P10">19</text:p>
          </table:table-cell>
          <table:table-cell table:style-name="Tabela6.A2" office:value-type="string">
            <text:p text:style-name="P10">21</text:p>
          </table:table-cell>
          <table:table-cell table:style-name="Tabela6.A2" office:value-type="string">
            <text:p text:style-name="P10">23</text:p>
          </table:table-cell>
          <table:table-cell table:style-name="Tabela6.A2" office:value-type="string">
            <text:p text:style-name="P10">25</text:p>
          </table:table-cell>
          <table:table-cell table:style-name="Tabela6.A2" office:value-type="string">
            <text:p text:style-name="P16">27</text:p>
          </table:table-cell>
          <table:table-cell table:style-name="Tabela6.O2" office:value-type="string">
            <text:p text:style-name="P18">GND</text:p>
          </table:table-cell>
        </table:table-row>
      </table:table>
      <text:p text:style-name="P1"/>
      <text:p text:style-name="P1"/>
      <table:table table:name="Tabela7" table:style-name="Tabela7">
        <table:table-column table:style-name="Tabela7.A" table:number-columns-repeated="3"/>
        <table:table-row table:style-name="Tabela7.1">
          <table:table-cell table:style-name="Tabela7.A1" office:value-type="string">
            <text:list xml:id="list3450056567264632657" text:style-name="L7">
              <text:list-item>
                <text:p text:style-name="P19">B<text:span text:style-name="T4">0</text:span> -: NRST</text:p>
              </text:list-item>
              <text:list-item>
                <text:p text:style-name="P12">L1 -: PB15</text:p>
              </text:list-item>
              <text:list-item>
                <text:p text:style-name="P13">L3 -: PD8</text:p>
              </text:list-item>
              <text:list-item>
                <text:p text:style-name="P12">L2 -: PB13</text:p>
              </text:list-item>
              <text:list-item>
                <text:p text:style-name="P13">L5 -: PB14</text:p>
              </text:list-item>
              <text:list-item>
                <text:p text:style-name="P12">L4-: PB11</text:p>
              </text:list-item>
              <text:list-item>
                <text:p text:style-name="P20">L7 -: PB12</text:p>
              </text:list-item>
              <text:list-item>
                <text:p text:style-name="P12">L6 -: PE15</text:p>
              </text:list-item>
              <text:list-item>
                <text:p text:style-name="P20">L9 -: PB10</text:p>
              </text:list-item>
              <text:list-item>
                <text:p text:style-name="P21">L8 -: PE13</text:p>
              </text:list-item>
            </text:list>
          </table:table-cell>
          <table:table-cell table:style-name="Tabela7.A1" office:value-type="string">
            <text:list xml:id="list204332702161361" text:continue-numbering="true" text:style-name="L7">
              <text:list-item>
                <text:p text:style-name="P20">L11 -: PE14</text:p>
              </text:list-item>
              <text:list-item>
                <text:p text:style-name="P21">L10 -: PE11</text:p>
              </text:list-item>
              <text:list-item>
                <text:p text:style-name="P20">L13 -: PE12</text:p>
              </text:list-item>
              <text:list-item>
                <text:p text:style-name="P21">L12 -: PE9</text:p>
              </text:list-item>
              <text:list-item>
                <text:p text:style-name="P20">L15 -: PE10</text:p>
              </text:list-item>
              <text:list-item>
                <text:p text:style-name="P21">L14 -: PE7</text:p>
              </text:list-item>
              <text:list-item>
                <text:p text:style-name="P20">L16 -: PB2</text:p>
              </text:list-item>
              <text:list-item>
                <text:p text:style-name="P21">B1 -: PE<text:span text:style-name="T4">2 <text:s/>!!!</text:span></text:p>
              </text:list-item>
              <text:list-item>
                <text:p text:style-name="P17">B2 -: PE0 <text:s/>!!!</text:p>
              </text:list-item>
              <text:list-item>
                <text:p text:style-name="P17">E1 -: PB8 <text:s/>!!!</text:p>
              </text:list-item>
            </text:list>
          </table:table-cell>
          <table:table-cell table:style-name="Tabela7.A1" office:value-type="string">
            <text:list xml:id="list204332707132577" text:continue-numbering="true" text:style-name="L7">
              <text:list-item>
                <text:p text:style-name="P17">E2 -: PB6</text:p>
              </text:list-item>
              <text:list-item>
                <text:p text:style-name="P17">LCD BL -:<text:line-break/>PB4 (pwm)<text:line-break/>PD7 (on/off)</text:p>
              </text:list-item>
              <text:list-item>
                <text:p text:style-name="P17">LCD1 -: PD5</text:p>
              </text:list-item>
              <text:list-item>
                <text:p text:style-name="P17">LCD2 -: PD3</text:p>
              </text:list-item>
              <text:list-item>
                <text:p text:style-name="P17">LCD3 -: PD1</text:p>
              </text:list-item>
              <text:list-item>
                <text:p text:style-name="P17">LCD4 -: PC12</text:p>
              </text:list-item>
              <text:list-item>
                <text:p text:style-name="P17">LCD5 -: PC10</text:p>
              </text:list-item>
              <text:list-item>
                <text:p text:style-name="P17">LCD6 -: PA14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9:30:50.237000000</meta:creation-date>
    <dc:date>2013-10-11T20:43:32.599000000</dc:date>
    <meta:editing-duration>PT10M14S</meta:editing-duration>
    <meta:editing-cycles>1</meta:editing-cycles>
    <meta:document-statistic meta:table-count="4" meta:image-count="0" meta:object-count="0" meta:page-count="1" meta:paragraph-count="97" meta:word-count="240" meta:character-count="728" meta:non-whitespace-character-count="626"/>
    <meta:generator>LibreOffice/4.1.0.4$Windows_x86 LibreOffice_project/89ea49ddacd9aa532507cbf852f2bb22b1ace28</meta:generator>
  </office:meta>
</office:document-meta>
</file>